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dad 1</text:p>
      <text:p text:style-name="Standard">El usuario espera sitios web que sean visualmente atrapantes y que se adapten los elementos visuales no iporta el dispositivo donde se utilice.</text:p>
      <text:p text:style-name="Standard">Los elementos, el estilo y las funcionalidades intuitivas deben brindarce de la mejor manera sin importar la pantalla que se use. </text:p>
      <text:p text:style-name="Standard">Sera evaluado sobre como utilizar HTML, CSS y JavaScript para construir aplicaciones web adaptables que respondan su capa y estilo a las siguientes demandas:</text:p>
      <text:p text:style-name="Standard"/>
      <text:list xml:id="list2103232932105989161" text:style-name="L1">
        <text:list-item>
          <text:p text:style-name="P1">Que se manejen elementos del dom sin necesidad de herramientas utilitarias como Javascript.</text:p>
        </text:list-item>
        <text:list-item>
          <text:p text:style-name="P1">Declaracion apropiada del tipo de documento y etiquetas viewport</text:p>
        </text:list-item>
        <text:list-item>
          <text:p text:style-name="P1">Un tipo grilla adaptable, usando capas de css.</text:p>
        </text:list-item>
        <text:list-item>
          <text:p text:style-name="P1">Las opciones media para establecer las condiciones de cambio de estilo.</text:p>
        </text:list-item>
        <text:list-item>
          <text:p text:style-name="P1">Etiquetas multimedias para reproducir videos y audio</text:p>
        </text:list-item>
        <text:list-item>
          <text:p text:style-name="P1">Imagenes que se ajusten a cualquier resolucion de pantalla portatil</text:p>
        </text:list-item>
        <text:list-item>
          <text:p text:style-name="P1">Evento de click tactil con grandes areas de efecto para todo tipo de dedos.</text:p>
        </text:list-item>
      </text:list>
      <text:p text:style-name="Standard"/>
      <text:p text:style-name="Standard"/>
      <text:p text:style-name="Standard">Responsive design (diseño adaptable)</text:p>
      <text:p text:style-name="Standard">Responde a las necesidades de los usuarios y los dispositivos que esten usando. La reposicion de elementos y los cambios de diseño según tamaño y las capacidades del dispositivo.</text:p>
      <text:p text:style-name="Standard"/>
      <text:p text:style-name="Standard">Curso udemy</text:p>
      <text:p text:style-name="Standard"><text:a xlink:type="simple" xlink:href="https://www.udacity.com/course/responsive-web-design-fundamentals--ud893" text:style-name="Internet_20_link" text:visited-style-name="Visited_20_Internet_20_Link">https://www.udacity.com/course/responsive-web-design-fundamentals--ud893</text:a></text:p>
      <text:p text:style-name="Standard"/>
      <text:p text:style-name="Standard"/>
      <text:p text:style-name="Standard"/>
      <text:list xml:id="list5487408721655824587" text:style-name="L2">
        <text:list-item>
          <text:p text:style-name="P2">las etiquetas meta con atributos name con valor viewport y content con valores width=device-width, initial-scale=1</text:p>
        </text:list-item>
        <text:list-item>
          <text:p text:style-name="P2">Utilizacion de los atributos especiales “media” tanto en la etiqueta link donde se llama al fichero css se puede utilizar media, como asi tambien dentro del archivo css de la forma @media.</text:p>
        </text:list-item>
        <text:list-item>
          <text:p text:style-name="P2">Utilizacion de Flexbox, crear el html orientado a configurar flexbox en css. Anidando elementos dentro de un elemento padre cuyo display este configurado con flex, luego los elementos hijos deben tenes cierta configuracion para que se acomode automaticamente siguiendo el comportamiento flexible</text:p>
        </text:list-item>
        <text:list-item>
          <text:p text:style-name="P2">Utilizacion de grid como display de elemento padre y los hijos como se ubican dentro de una tabla, se puede configurar para que una celda abarque dos columnas o dos tablas ( o mas)</text:p>
        </text:list-item>
      </text:list>
      <text:p text:style-name="Standard"/>
      <text:p text:style-name="Standard">Paginas web </text:p>
      <text:p text:style-name="Standard"><text:a xlink:type="simple" xlink:href="https://css-tricks.com/snippets/css/a-guide-to-flexbox/" text:style-name="Internet_20_link" text:visited-style-name="Visited_20_Internet_20_Link">https://css-tricks.com/snippets/css/a-guide-to-flexbox/</text:a></text:p>
      <text:p text:style-name="Standard">guia completa de flexbox, con ejempl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ardo Herrera</meta:initial-creator>
    <meta:creation-date>2017-10-23T23:58:48.64</meta:creation-date>
    <dc:date>2017-10-31T00:52:20.17</dc:date>
    <dc:creator>Gerardo Herrera</dc:creator>
    <meta:editing-duration>PT2H22M18S</meta:editing-duration>
    <meta:editing-cycles>3</meta:editing-cycles>
    <meta:generator>OpenOffice/4.1.1$Win32 OpenOffice.org_project/411m6$Build-9775</meta:generator>
    <meta:document-statistic meta:table-count="0" meta:image-count="0" meta:object-count="0" meta:page-count="1" meta:paragraph-count="22" meta:word-count="322" meta:character-count="2099"/>
  </office:meta>
</office:document-meta>
</file>